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
  <manifest:file-entry manifest:full-path="ObjectReplacements/Object 2" manifest:media-type=""/>
  <manifest:file-entry manifest:full-path="ObjectReplacements/Object 5" manifest:media-type=""/>
  <manifest:file-entry manifest:full-path="ObjectReplacements/Object 4" manifest:media-type=""/>
  <manifest:file-entry manifest:full-path="ObjectReplacements/Object 1" manifest:media-type=""/>
  <manifest:file-entry manifest:full-path="ObjectReplacements/Object 6" manifest:media-type=""/>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fo:font-style="italic" style:text-underline-style="none" style:font-style-asian="italic" style:font-style-complex="italic"/>
    </style:style>
    <style:style style:name="P10" style:family="paragraph" style:parent-style-name="Standard">
      <style:text-properties fo:font-style="italic" style:text-underline-style="none" fo:font-weight="normal" style:font-style-asian="italic" style:font-weight-asian="normal" style:font-style-complex="italic" style:font-weight-complex="normal"/>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style:font-style-asian="italic" style:font-style-complex="itali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text-properties fo:font-style="normal" style:text-underline-style="none" style:font-style-asian="normal" style:font-style-complex="normal"/>
    </style:style>
    <style:style style:name="P17" style:family="paragraph" style:parent-style-name="Standard">
      <style:paragraph-properties fo:text-align="center" style:justify-single-word="false"/>
      <style:text-properties fo:font-style="normal" style:text-underline-style="none" style:font-style-asian="normal" style:font-style-complex="normal"/>
    </style:style>
    <style:style style:name="P18" style:family="paragraph" style:parent-style-name="Standard">
      <style:paragraph-properties fo:text-align="start" style:justify-single-word="false"/>
      <style:text-properties fo:font-style="normal" style:text-underline-style="none" style:font-style-asian="normal" style:font-style-complex="normal"/>
    </style:style>
    <style:style style:name="P19" style:family="paragraph" style:parent-style-name="Standard">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text-properties fo:font-style="normal" style:text-underline-style="none" fo:font-weight="bol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5"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style:text-underline-style="solid" style:text-underline-width="auto" style:text-underline-color="font-color" style:font-style-asian="normal" style:font-style-complex="normal"/>
    </style:style>
    <style:style style:name="P28" style:family="paragraph" style:parent-style-name="Standard">
      <style:paragraph-properties fo:text-align="start" style:justify-single-word="false"/>
    </style:style>
    <style:style style:name="P29" style:family="paragraph" style:parent-style-name="Standard">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30" style:family="paragraph" style:parent-style-name="Standard">
      <style:text-properties style:font-name="Arial" fo:font-size="9pt" fo:font-style="normal" style:text-underline-style="none" fo:font-weight="bold" style:font-size-asian="9pt" style:font-style-asian="normal" style:font-weight-asian="bold" style:font-size-complex="9pt" style:font-style-complex="normal"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style:font-weight-asian="normal" style:font-weight-complex="normal"/>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3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38" style:family="paragraph" style:parent-style-name="Standard">
      <style:text-properties fo:font-style="italic" style:text-underline-style="none" fo:font-weight="normal" style:font-style-asian="italic" style:font-weight-asian="normal" style:font-style-complex="italic" style:font-weight-complex="normal"/>
    </style:style>
    <style:style style:name="P39" style:family="paragraph" style:parent-style-name="Standard" style:list-style-name="L1">
      <style:text-properties style:text-underline-style="none"/>
    </style:style>
    <style:style style:name="P40" style:family="paragraph" style:parent-style-name="Standard" style:list-style-name="L2">
      <style:text-properties style:text-underline-style="none"/>
    </style:style>
    <style:style style:name="P41" style:family="paragraph" style:parent-style-name="Standard" style:list-style-name="L3">
      <style:text-properties style:text-underline-style="none"/>
    </style:style>
    <style:style style:name="P42" style:family="paragraph" style:parent-style-name="Standard" style:list-style-name="L4">
      <style:text-properties style:text-underline-style="none"/>
    </style:style>
    <style:style style:name="P43" style:family="paragraph" style:parent-style-name="Standard" style:list-style-name="L5">
      <style:text-properties style:text-underline-style="none"/>
    </style:style>
    <style:style style:name="P44" style:family="paragraph" style:parent-style-name="Standard" style:list-style-name="L6">
      <style:text-properties style:text-underline-style="none"/>
    </style:style>
    <style:style style:name="P45" style:family="paragraph" style:parent-style-name="Standard" style:list-style-name="L7">
      <style:text-properties style:text-underline-style="none"/>
    </style:style>
    <style:style style:name="P46" style:family="paragraph" style:parent-style-name="Standard" style:list-style-name="L8">
      <style:text-properties style:text-underline-style="none"/>
    </style:style>
    <style:style style:name="P47" style:family="paragraph" style:parent-style-name="Standard" style:list-style-name="L9">
      <style:text-properties style:text-underline-style="none"/>
    </style:style>
    <style:style style:name="P48" style:family="paragraph" style:parent-style-name="Standard" style:list-style-name="L11">
      <style:text-properties style:text-underline-style="none"/>
    </style:style>
    <style:style style:name="P49" style:family="paragraph" style:parent-style-name="Standard" style:list-style-name="L12">
      <style:text-properties style:text-underline-style="none"/>
    </style:style>
    <style:style style:name="P50" style:family="paragraph" style:parent-style-name="Standard" style:list-style-name="L15">
      <style:text-properties style:text-underline-style="none"/>
    </style:style>
    <style:style style:name="P51" style:family="paragraph" style:parent-style-name="Standard" style:list-style-name="L15">
      <style:paragraph-properties fo:text-align="justify" style:justify-single-word="false"/>
      <style:text-properties style:text-underline-style="none"/>
    </style:style>
    <style:style style:name="P52" style:family="paragraph" style:parent-style-name="Standard" style:list-style-name="L5"/>
    <style:style style:name="P53" style:family="paragraph" style:parent-style-name="Standard" style:list-style-name="L6">
      <style:text-properties fo:font-style="normal" style:text-underline-style="none" style:font-style-asian="normal" style:font-style-complex="normal"/>
    </style:style>
    <style:style style:name="P54" style:family="paragraph" style:parent-style-name="Standard" style:list-style-name="L10">
      <style:text-properties fo:font-style="normal" style:text-underline-style="none" style:font-style-asian="normal" style:font-style-complex="normal"/>
    </style:style>
    <style:style style:name="P55" style:family="paragraph" style:parent-style-name="Standard" style:list-style-name="L13">
      <style:text-properties fo:font-style="normal" style:text-underline-style="none" style:font-style-asian="normal" style:font-style-complex="normal"/>
    </style:style>
    <style:style style:name="P56" style:family="paragraph" style:parent-style-name="Standard" style:list-style-name="L14">
      <style:text-properties fo:font-style="normal" style:text-underline-style="none" style:font-style-asian="normal" style:font-style-complex="normal"/>
    </style:style>
    <style:style style:name="P57" style:family="paragraph" style:parent-style-name="Standard" style:list-style-name="L18">
      <style:text-properties fo:font-style="normal" style:text-underline-style="none" style:font-style-asian="normal" style:font-style-complex="normal"/>
    </style:style>
    <style:style style:name="P58" style:family="paragraph" style:parent-style-name="Standard" style:list-style-name="L19">
      <style:text-properties fo:font-style="normal" style:text-underline-style="none" style:font-style-asian="normal" style:font-style-complex="normal"/>
    </style:style>
    <style:style style:name="P59" style:family="paragraph" style:parent-style-name="Standard" style:list-style-name="L20">
      <style:text-properties fo:font-style="normal" style:text-underline-style="none" style:font-style-asian="normal" style:font-style-complex="normal"/>
    </style:style>
    <style:style style:name="P60" style:family="paragraph" style:parent-style-name="Standard" style:list-style-name="L17">
      <style:text-properties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16"/>
    <style:style style:name="P62" style:family="paragraph" style:parent-style-name="Standard" style:list-style-name="L20"/>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20pt" style:font-size-asian="20pt" style:font-size-complex="20pt"/>
    </style:style>
    <style:style style:name="T5" style:family="text">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Game-Design-Doc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Inhalt</text:p>
      <text:p text:style-name="Standard"/>
      <text:p text:style-name="Standard"/>
      <text:p text:style-name="Standard"><text:span text:style-name="T1">Produktionsziel</text:span><text:tab/><text:tab/><text:tab/><text:tab/><text:tab/><text:tab/><text:tab/><text:tab/><text:tab/><text:tab/>S. 2</text:p>
      <text:p text:style-name="Standard"><text:tab/>Konzepte:</text:p>
      <text:p text:style-name="Standard"><text:tab/><text:tab/>Automatisierung von kreativen Prozessen*</text:p>
      <text:p text:style-name="Standard"><text:tab/><text:tab/>Storykonzept: Vermittlung von „fester“ Story mit open-world-Konzept</text:p>
      <text:p text:style-name="Standard"><text:tab/><text:tab/>Martin?</text:p>
      <text:p text:style-name="Standard"><text:tab/>Zielpublikum</text:p>
      <text:p text:style-name="Standard"><text:tab/><text:span text:style-name="T5">Spieldynamik (Point&amp;Klick)*</text:span></text:p>
      <text:p text:style-name="P31"><text:tab/>Look and Feel (eventuell)</text:p>
      <text:p text:style-name="P31"/>
      <text:p text:style-name="P31"/>
      <text:p text:style-name="Standard"><text:span text:style-name="T1">Story</text:span><text:tab/></text:p>
      <text:p text:style-name="Standard"><text:tab/>Überblick</text:p>
      <text:p text:style-name="Standard"><text:span text:style-name="T5"><text:tab/>Charaktere</text:span><text:tab/><text:tab/><text:tab/><text:tab/><text:tab/><text:tab/><text:tab/><text:tab/><text:tab/><text:tab/>S. 2</text:p>
      <text:p text:style-name="Standard"><text:tab/>locations and their content</text:p>
      <text:p text:style-name="Standard"><text:tab/>mechanics (Wie das Universum funktioniert, Implizit und explizit)</text:p>
      <text:p text:style-name="Standard"/>
      <text:p text:style-name="Standard"/>
      <text:p text:style-name="Standard"><text:span text:style-name="T1">Kapitel 1</text:span><text:tab/><text:tab/><text:tab/><text:tab/><text:tab/><text:tab/><text:tab/><text:tab/><text:tab/><text:tab/><text:tab/>S. 2</text:p>
      <text:p text:style-name="Standard"><text:tab/>Mainquest<text:tab/><text:tab/><text:tab/><text:tab/><text:tab/><text:tab/><text:tab/><text:tab/><text:tab/><text:tab/>S. 2</text:p>
      <text:p text:style-name="Standard"><text:tab/><text:tab/><text:span text:style-name="T2">Plot</text:span><text:tab/><text:tab/><text:tab/><text:tab/><text:tab/><text:tab/><text:tab/><text:tab/><text:tab/><text:tab/>S. 2</text:p>
      <text:p text:style-name="Standard"><text:tab/><text:tab/><text:span text:style-name="T2">Logik</text:span><text:tab/><text:tab/><text:tab/><text:tab/><text:tab/><text:tab/><text:tab/><text:tab/><text:tab/><text:tab/>S. 4</text:p>
      <text:p text:style-name="Standard"><text:tab/><text:tab/><text:span text:style-name="T2">Sprachakte</text:span><text:span text:style-name="T3"><text:tab/><text:tab/><text:tab/><text:tab/><text:tab/><text:tab/><text:tab/><text:tab/><text:tab/>S. 5</text:span></text:p>
      <text:p text:style-name="Standard"><text:tab/>Sidequests<text:tab/><text:tab/><text:tab/><text:tab/><text:tab/><text:tab/><text:tab/><text:tab/><text:tab/><text:tab/>S. 8</text:p>
      <text:p text:style-name="Standard"/>
      <text:p text:style-name="Standard"><text:span text:style-name="T1">Implementation details</text:span><text:tab/><text:tab/><text:tab/><text:tab/><text:tab/><text:tab/><text:tab/><text:tab/><text:tab/>S. 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oft-page-break/>Produktionsziel</text:p>
      <text:p text:style-name="P32"/>
      <text:p text:style-name="P32">Wir betrachten dieses Computerspiel als eine interaktive multimediale Kunstform. Wir sehen das Spiel als Gelegenheit, individuelle Konzepte der Gestaltung verschiedener Spielebenen realisieren zu können. Dabei interessieren uns als Team folgende Konzepte.</text:p>
      <text:p text:style-name="P15"/>
      <text:p text:style-name="P7">Konzepte</text:p>
      <text:p text:style-name="P37"/>
      <text:p text:style-name="P37">Storykonzept</text:p>
      <text:p text:style-name="P32">Die Herausforderung des Konzepts der Erzählung besteht in der Verbindung eines stringenten Erzählstranges mit einer „Open-World-Erzählweise“. Im Widerspruch stehen dabei zunächst einerseits der Ansatz, den Verlauf der Erzählung stark vorzugeben, andererseits die Möglichkeit des Spielers, den Verlauf der Erzählung in hohem Maße selbst zu bestimmen.</text:p>
      <text:p text:style-name="P32">Diesem Konflikt begegnet das Spiel mit dem Kompromiss, innerhalb des ersten Kapitels, das als Einleitung ins Geschehen fungiert, das Agieren des Spielers sehr stark zu lenken, wonach im Anschluss die gesamte Spielwelt begehbar wird. Eine Lenkung der Handlung wird hier lediglich durch die Notwendigkeit der Selbsterhaltung hergestellt, die das regelmäßige Durchführen lebenserhaltender Maßnahmen (Essen, Geldverdienen, usw.) erfordert. Durch ein „Festigen“ der Lebenssituation hat der Spieler zunehmend mehr Zeit zur Verfügung, seine Umgebung zu erkunden. Hierdurch erschließt er sich einerseits weitere Möglichkeiten, seine Lebenssituation zu festigen, andererseits gelangt er so in neue Gebiete, die es ihm ermöglichen, neue Klänge der Umwelt aufnehmen zu können.</text:p>
      <text:p text:style-name="P32"/>
      <text:p text:style-name="P24">Zielpublikum</text:p>
      <text:p text:style-name="P32">Grundsätzlich richtet sich das Spiel an jeden potentiellen Spieler, der sich für die Genres „RPG“, „Open-World“, „Survival“ und „Point and Click“ begeistern kann, ohne dabei vom Spieler besondere musikalische Fähigkeiten oder Kenntnisse zu fordern. </text:p>
      <text:p text:style-name="P32">Das Spiel verlangt vom Spieler keine besondere Geschicklichkeit in der Handhabung der Steuerung oder eine schnelle Reaktionsgeschwindigkeit. Schwierigkeiten ergeben sich stattdessen anfangs in der ökonomischen Investition von Zeit, die hier sehr gezielt zur Gewinnung und Sicherung von Ressourcen investiert werden muss, um das Überleben des Protagonisten zu gewährleisten. Zudem ergibt sich für den Spieler die Schwierigkeit, einzelne Gegenstände zum „craften“ oder abschließen einzelner Quests erst einmal in der Spielwelt entdecken zu müssen. Ebenso muss er Crafting-Rezepte zunächst durch eigenes Ausprobieren erschließen. Eine besondere Herausforderung bietet das Spiel insofern, als dass permanent sensibel auf Hintergrundklang geachtet werden muss, bei dem es sich immer um potenzielles Material für eigene Kompositionen handelt.</text:p>
      <text:p text:style-name="P32">Einen besonderen Reiz kann das Spiel für Spieler entwickeln, die ein Interesse am Experimentieren mit Klängen bereits besitzen oder entwickeln können. Zudem werden Spieler zusätzlich Spaß am Spielen haben, die eine Karikatur des Kulturmarkts zeitgenössischer Musik als solchen erkennen können.</text:p>
      <text:p text:style-name="P3"/>
      <text:p text:style-name="P35">Story</text:p>
      <text:p text:style-name="P3"/>
      <text:p text:style-name="P7">Charaktere</text:p>
      <text:p text:style-name="P33"/>
      <text:p text:style-name="P12">der Protagonist Adalvin Loverkuhn</text:p>
      <text:p text:style-name="P33">Der Protagonist ist zu Beginn des Spiels 35 Jahre alt und wohnt in einer größeren Stadt auf Kosten seiner Mutter, die ihn vollständig finanziert. Zwar verfügt er über eine hohe musikalische Bildung, die ihn jedoch nicht zum „guten“ Komponisten befähigt. Infolgedessen erhält er keine Aufträge und findet auch sonst niemanden, der seine Musik zu schätzen weiß. Allgemeine Misserfolge werden <text:soft-page-break/>bei ihm gelöst, indem er sich betrinkt, eine Angewohnheit, die er seit einigen Jahren pflegt und ohne die er inzwischen nicht mehr zu leben im Stande ist. Zwar ist er stets um Höflichkeit bemüht, die sich oftmals in einer fast überkorrekten Ausdrucksweise äußert. Unterschwellig aber ist er frustriert und aggressiv, was der Spieler aber erst zu Ende des ersten Teils mitbekommt. Später kann der Ausbruch aggressiver Handlungen auch die Folge eines zu hohen Trunkenheitsgrades sein.</text:p>
      <text:p text:style-name="P33">Der Spieler wird dabei anfangs gleichermaßen getäuscht, wie auch das soziale Umfeld des Protagonisten. (Später wäre es schön, wenn es gelänge, dass ein widersprüchliches Spannungsfeld zwischen Sprache und tatsächlicher Handlungsbereitschaft entsteht)</text:p>
      <text:p text:style-name="P33"/>
      <text:p text:style-name="P12">Eduard Becker</text:p>
      <text:p text:style-name="P33">Eduard Becker stellt zu Beginn des Spiels den Widersacher des Protagonisten dar, der ihn bei dem Bewerbungsverfahren um den Kompositionspreis und Auftrag aussticht. Eduard ist an sich dem Protagonisten nicht sehr unterschiedlich. Auch er ist um eine adäquate Ausdrucksweise bemüht, unterscheidet sich aber durch den Erfolg seiner Arbeit, der ihn mit einem entsprechenden Selbstbewusstsein ausstattet. Aus der Sicht Beckers ist der Protagonist kein ernst zu nehmender Widersacher, sondern eher eine uninteressante Randfigur, in dessen Kontrast er selbst aber besser dasteht, weshalb ihm an einem gewissen Kontakt mit dem Protagonisten gelegen ist. Auch er greift gerne einmal mehr zur Flasche, befindet sich aber (noch) nicht in einer derart starken Abhängigkeit, wie der Protagonist es tut.</text:p>
      <text:p text:style-name="P33"/>
      <text:p text:style-name="P6">locations and their content</text:p>
      <text:p text:style-name="P4">The following listing just tells about the story-relevant objects. There is a lot of space for further objects or added details which are not listed by now and possibly will just exist, because they support the graphical concepts or ideas. Because of that there are sometimes listed a few things, which should not appear in the picture, because they would clash to the logic of the game. (There could possibly be a need for some item, that is hard to find. This hard-to-find-item shouldn't be seen in the backround than.)</text:p>
      <text:p text:style-name="P2"/>
      <text:p text:style-name="P28">[mq]: objects of mainquest</text:p>
      <text:p text:style-name="P5">[sq]: objects of sidequests</text:p>
      <text:p text:style-name="P5"/>
      <text:p text:style-name="P2">the apartment</text:p>
      <text:p text:style-name="P9"/>
      <text:p text:style-name="P9">fittings/backround</text:p>
      <text:list xml:id="list7463252341835050351" text:style-name="L1">
        <text:list-item>
          <text:p text:style-name="P39">bed</text:p>
        </text:list-item>
        <text:list-item>
          <text:p text:style-name="P39">workingbench</text:p>
        </text:list-item>
        <text:list-item>
          <text:p text:style-name="P39">fridge</text:p>
        </text:list-item>
        <text:list-item>
          <text:p text:style-name="P39">small cooker</text:p>
        </text:list-item>
        <text:list-item>
          <text:p text:style-name="P39">bathroom</text:p>
        </text:list-item>
        <text:list-item>
          <text:p text:style-name="P39">Poster with a picture of J. S. Bach, some darts sticking inside the picture</text:p>
        </text:list-item>
        <text:list-item>
          <text:p text:style-name="P39">hold to the loft</text:p>
        </text:list-item>
        <text:list-item>
          <text:p text:style-name="P39">stairs to loft</text:p>
        </text:list-item>
        <text:list-item>
          <text:p text:style-name="P39">door with letter slot</text:p>
        </text:list-item>
        <text:list-item>
          <text:p text:style-name="P39">not less than one window</text:p>
        </text:list-item>
        <text:list-item>
          <text:p text:style-name="P39">indoor plant (different stats: normal, a little dry, very dry, dead, inundated by given too much water)</text:p>
        </text:list-item>
      </text:list>
      <text:p text:style-name="P4"/>
      <text:p text:style-name="P9">Will exist but should not be designed by now, because the components still are unclear</text:p>
      <text:list xml:id="list4833596159692448909" text:style-name="L2">
        <text:list-item>
          <text:p text:style-name="P40">(self-craftet „destillery“) It won't exist at the beginning of the game, but needs some <text:soft-page-break/>scheduled space in the room, where it can apear later when the protagonist has found all components which are needed for crafting.</text:p>
        </text:list-item>
        <text:list-item>
          <text:p text:style-name="P40">(self-craftet „Teddy-Totem“) It also won't exist at the beginning but needs scheduled space in front of the letter slot, when crafted.</text:p>
        </text:list-item>
      </text:list>
      <text:p text:style-name="P4"/>
      <text:p text:style-name="P9">fixtures/flexible objects</text:p>
      <text:list xml:id="list4138164009336609740" text:style-name="L3">
        <text:list-item>
          <text:p text:style-name="P41">watering can [sq]</text:p>
        </text:list-item>
        <text:list-item>
          <text:p text:style-name="P41">bag (made of plastic?) filled with one last piece of bread [sq]</text:p>
        </text:list-item>
        <text:list-item>
          <text:p text:style-name="P41">glas of peanut butter (doesen't need to be in the fridge) [sq]</text:p>
        </text:list-item>
        <text:list-item>
          <text:p text:style-name="P41">butter knife (possibly is in the fridge) [sq]</text:p>
        </text:list-item>
        <text:list-item>
          <text:p text:style-name="P41">fly (very small, very difficult to recognize) [sq]</text:p>
        </text:list-item>
        <text:list-item>
          <text:p text:style-name="P41">some sheets of paper in front of the letter slot [sq]</text:p>
        </text:list-item>
        <text:list-item>
          <text:p text:style-name="P41">dustbin [sq]</text:p>
        </text:list-item>
      </text:list>
      <text:p text:style-name="P4"/>
      <text:p text:style-name="P9">objects, that shoulden't appear</text:p>
      <text:list xml:id="list3833371510411293196" text:style-name="L4">
        <text:list-item>
          <text:p text:style-name="P42">further knifes</text:p>
        </text:list-item>
        <text:list-item>
          <text:p text:style-name="P42">further food</text:p>
        </text:list-item>
        <text:list-item>
          <text:p text:style-name="P42">empty glases</text:p>
        </text:list-item>
        <text:list-item>
          <text:p text:style-name="P42">further alcohol (there can still exist empty bottles of it)</text:p>
          <text:p text:style-name="P42"/>
        </text:list-item>
      </text:list>
      <text:p text:style-name="P2">the workbench</text:p>
      <text:p text:style-name="Standard"/>
      <text:p text:style-name="P9">fittings/backround</text:p>
      <text:list xml:id="list6878437566841372712" text:style-name="L5">
        <text:list-item>
          <text:p text:style-name="P52">computer [mq]</text:p>
        </text:list-item>
        <text:list-item>
          <text:p text:style-name="P43">some paper</text:p>
        </text:list-item>
      </text:list>
      <text:p text:style-name="P4"/>
      <text:p text:style-name="P9">objects, that shoulden't appear</text:p>
      <text:list xml:id="list2588220161831824345" text:style-name="L6">
        <text:list-item>
          <text:p text:style-name="P53">edding (pen)</text:p>
          <text:p text:style-name="P44"/>
        </text:list-item>
      </text:list>
      <text:p text:style-name="P2">heros backpack</text:p>
      <text:p text:style-name="P4"/>
      <text:p text:style-name="P9">fittings/backround</text:p>
      <text:list xml:id="list6311092972414618615" text:style-name="L7">
        <text:list-item>
          <text:p text:style-name="P45">space for items</text:p>
        </text:list-item>
        <text:list-item>
          <text:p text:style-name="P45">combination-button</text:p>
        </text:list-item>
        <text:list-item>
          <text:p text:style-name="P45">it also needs space where the done records can be heard and cleared.</text:p>
        </text:list-item>
        <text:list-item>
          <text:p text:style-name="P45">heros backpack also shows time, status of beeing drunken, need for calories, total money</text:p>
        </text:list-item>
      </text:list>
      <text:p text:style-name="P4"><text:tab/></text:p>
      <text:p text:style-name="P2">hold to loft</text:p>
      <text:p text:style-name="P4"/>
      <text:p text:style-name="P9">fittings/backround</text:p>
      <text:list xml:id="list3609179380935613180" text:style-name="L8">
        <text:list-item>
          <text:p text:style-name="P46">lock bar</text:p>
        </text:list-item>
        <text:list-item>
          <text:p text:style-name="P46">porthole</text:p>
        </text:list-item>
      </text:list>
      <text:p text:style-name="Standard"/>
      <text:p text:style-name="P2">the street in front of the building</text:p>
      <text:p text:style-name="P4"/>
      <text:p text:style-name="P9">fittings/backround</text:p>
      <text:list xml:id="list7261773902014206319" text:style-name="L9">
        <text:list-item>
          <text:p text:style-name="P47">border of crowd/without border of crowd (need two versions) [mq]</text:p>
        </text:list-item>
        <text:list-item>
          <text:p text:style-name="P47">poster of the band, that shows information about the band, which is playing at the last <text:soft-page-break/>evening of the festivity</text:p>
        </text:list-item>
      </text:list>
      <text:p text:style-name="P4"/>
      <text:p text:style-name="P9">fixtures/flexible objects</text:p>
      <text:list xml:id="list6811988642109688303" text:style-name="L10">
        <text:list-item>
          <text:p text:style-name="P54">wooden stick (possibly fallen down from some tree?)[sq]</text:p>
        </text:list-item>
      </text:list>
      <text:p text:style-name="P4"/>
      <text:p text:style-name="P2">the kiosk</text:p>
      <text:p text:style-name="P4"/>
      <text:p text:style-name="P9">fittings/backround</text:p>
      <text:list xml:id="list4567523298344135844" text:style-name="L11">
        <text:list-item>
          <text:p text:style-name="P48">seller</text:p>
        </text:list-item>
        <text:list-item>
          <text:p text:style-name="P48">newspaper</text:p>
        </text:list-item>
        <text:list-item>
          <text:p text:style-name="P48">alcohol in the backround</text:p>
        </text:list-item>
      </text:list>
      <text:p text:style-name="P4"/>
      <text:p text:style-name="P2">(trading backround)</text:p>
      <text:p text:style-name="P4"/>
      <text:p text:style-name="P2">festivity in the street</text:p>
      <text:p text:style-name="P2"/>
      <text:p text:style-name="P9">fittings/backround</text:p>
      <text:list xml:id="list4472119876245237264" text:style-name="L12">
        <text:list-item>
          <text:p text:style-name="P49">galery, where you can through balls pointing at cans.</text:p>
        </text:list-item>
        <text:list-item>
          <text:p text:style-name="P49">another tent with lime green light bulbs hanging around it, nearby a man trying to fix some not working bulbs</text:p>
        </text:list-item>
        <text:list-item>
          <text:p text:style-name="P49">some people walking around</text:p>
        </text:list-item>
        <text:list-item>
          <text:p text:style-name="P49">empty stage, where the popmusic band played bevore</text:p>
        </text:list-item>
        <text:list-item>
          <text:p text:style-name="P49">„the tent“</text:p>
          <text:p text:style-name="P49"/>
        </text:list-item>
      </text:list>
      <text:p text:style-name="P9">fixtures/flexible objects</text:p>
      <text:list xml:id="list3847452932929224513" text:style-name="L13">
        <text:list-item>
          <text:p text:style-name="P55">teddy (at the cans-galery)</text:p>
        </text:list-item>
      </text:list>
      <text:p text:style-name="P4"/>
      <text:p text:style-name="P9">objects, that shoulden't appear</text:p>
      <text:list xml:id="list5174562705951094694" text:style-name="L14">
        <text:list-item>
          <text:p text:style-name="P56">further alcohol that belongs to nobody (there is no problem with drinking people or emty bottles)</text:p>
        </text:list-item>
      </text:list>
      <text:p text:style-name="P4"/>
      <text:p text:style-name="P2">the tent</text:p>
      <text:p text:style-name="P9"/>
      <text:p text:style-name="P9">fittings/backround</text:p>
      <text:list xml:id="list8201180253564088373" text:style-name="L15">
        <text:list-item>
          <text:p text:style-name="P50">bar</text:p>
        </text:list-item>
        <text:list-item>
          <text:p text:style-name="P50">seller</text:p>
        </text:list-item>
        <text:list-item>
          <text:p text:style-name="P50">Eduard Becker</text:p>
        </text:list-item>
        <text:list-item>
          <text:p text:style-name="P50">lots of tables and chairs</text:p>
        </text:list-item>
        <text:list-item>
          <text:p text:style-name="P51">few drunken people</text:p>
        </text:list-item>
      </text:list>
      <text:p text:style-name="Standard"/>
      <text:p text:style-name="P36">Kapitel 1</text:p>
      <text:p text:style-name="Standard"/>
      <text:p text:style-name="P13">Mainquest</text:p>
      <text:p text:style-name="P11"/>
      <text:p text:style-name="P11">Plot</text:p>
      <text:list xml:id="list6490053633559200338" text:style-name="L16">
        <text:list-item>
          <text:p text:style-name="P61">Schlechte, vom Protagonisten hergestellte Musik (vermutlich einfache Soundcollagen) sind im Hintergrund zu hören, während im Vordergrund einige Credits gezeigt werden. Nachdem dies geschehen ist, sieht man den Protagonisten am Schreibtisch sitzen und arbeiten, wobei die Arbeitsprozesse, an denen der Protagonist arbeitet, hörbar sind.</text:p>
          <text:p text:style-name="P61"><text:soft-page-break/>Die Arbeit wird durch das Eintreffen einer Mail unterbrochen, die dem Protagonisten mitteilt, dass er einen wichtigen Auftrag, um den er sich bewarb, nicht erhalten hat. Die Figur zeigt darauf keine sichtbare Reaktion.</text:p>
        </text:list-item>
        <text:list-item>
          <text:p text:style-name="P61">Vielmehr äußert sich die Reaktion des Protagonisten in dem Wunsch nach etwas „zu trinken“. (Das Spiel startet) Ein Durst, den jedoch kein Wasser stillen kann.</text:p>
        </text:list-item>
        <text:list-item>
          <text:p text:style-name="P61">Daher verlässt er schließlich sein Zimmer und geht hinunter auf die Straße. Dort sieht er zu seiner Rechten den Beginn eines Straßenfestes, dass er jedoch nicht betreten kann, weil sich am Eingang eine Menschenmenge versammelt hat, die zusammen gekommen ist, um einer schlechten Schlagerband zuzuhören. Die Musik quält den Protagonisten. Auch weil die Menschen zu dicht stehen, weigert er sich, das Straßenfest zu betreten. Er wendet sich also nach links und gelangt zu einem Kiosk.</text:p>
        </text:list-item>
        <text:list-item>
          <text:p text:style-name="P61">Dort angekommen kauft er Alkohol und sieht unter anderem die neue Zeitung, in der zu lesen ist, dass der Komponist Eduard Becker den Kompositionspreis und Auftrag erhielt, für den er sich bewarb. </text:p>
        </text:list-item>
        <text:list-item>
          <text:p text:style-name="P61">Währenddessen trifft auf seinem Computer eine weitere Mail von seiner Mutter ein, in der sie ihm mitteilt, dass sie auf dem Straßenfest einen Typen aus Kuba kennengelernt, sich in ihn verliebt und deshalb spontan beschlossen habe, mit ihm nach Kuba zu ziehen. Er sei ja nun mit 35 Jahren alt genug, um sich endlich einmal selbst um sich zu kümmern (und vor allem sich selbst zu finanzieren.)</text:p>
        </text:list-item>
        <text:list-item>
          <text:p text:style-name="P61">Der Protagonist geht zurück in sein Apartment und ließt die Mail.</text:p>
        </text:list-item>
        <text:list-item>
          <text:p text:style-name="P61">Der Inhalt der Mail macht ihn wieder „durstig“, weshalb er seine Wohnung erneut verlässt. Auf der Straße angekommen, stellt er fest, dass der Kiosk allerdings geschlossen hat. Gleichzeitig hat die Band jedoch aufgehört zu spielen, weshalb die Menschenmenge sich verlaufen hat und das Straßenfest nun betretbar ist.</text:p>
        </text:list-item>
        <text:list-item>
          <text:p text:style-name="P61">Der Protagonist betritt das Straßenfest, auf dem noch immer viele Menschen unterwegs sind. Da es aber bereits späterer Abend ist, haben die Verkaufsstände, die Alkohol ausschenken, bereits geschlossen. Was bleibt, ist ein letztes Festzelt, dass noch geöffnet hat.</text:p>
        </text:list-item>
        <text:list-item>
          <text:p text:style-name="P61">Der Spieler betritt das Zelt, indem noch viele Leute sitzen und am Feiern sind. Unter den Leuten entdeckt der Spieler auch Eduard Becker, den er aber ignoriert.</text:p>
        </text:list-item>
        <text:list-item>
          <text:p text:style-name="P61">Als er aber jedoch neuen Alkohol an der Bar erworben hat, erkennt Becker ihn und spricht ihn an. </text:p>
        </text:list-item>
        <text:list-item>
          <text:p text:style-name="P61">Er lädt den Protagonisten ein, sich zu ihm zu setzen und mit ihm zu trinken. Dieser möchte nicht unhöflich sein</text:p>
        </text:list-item>
        <text:list-item>
          <text:p text:style-name="P61">und setzt sich zu ihm.</text:p>
        </text:list-item>
        <text:list-item>
          <text:p text:style-name="P61">Es entsteht ein längerer Dialog, indem hauptsächlich Eduard Becker redet und eigentlich nur erzählt, wie toll er ja ist und dass er ja den Wettbewerb gewonnen hat. Der Protagonist hört sehr geduldig zu und bleibt höflich. Als das Zelt schließlich auch schließt, ist insbesondere Becker so betrunken, dass er nicht mehr weiß, wie er nach Hause finden soll. Überraschenderweise lädt der Protagonist Becker ein, doch bei ihm zu übernachten, da er ja direkt neben dem Fest wohne. Becker willigt ein.</text:p>
        </text:list-item>
        <text:list-item>
          <text:p text:style-name="P61">Die beiden kommen im Apartment des Protagonisten an.</text:p>
        </text:list-item>
        <text:list-item>
          <text:p text:style-name="P61">In einer kurzen Unterhaltung erklärt der Protagonist Becker, dass er für Gäste eine Matratze auf dem Dachboden liegen habe.</text:p>
        </text:list-item>
        <text:list-item>
          <text:p text:style-name="P61">Letzterer klettert daher die Leiter/Treppe hoch und verschwindet auf dem Dachboden.</text:p>
        </text:list-item>
        <text:list-item>
          <text:p text:style-name="P61">Der Protagonist sieht plötzlich nachdenklich aus (oder er äußert irgendetwas, das deutlich macht, dass er am Nachdenken ist. Seine Wohnung verlässt er aber nicht mehr, weil er für heute zumindest genügend Alkohol trank. Ab hier kann der Spieler sich aber dennoch in der Wohnung frei bewegen.)</text:p>
        </text:list-item>
        <text:list-item>
          <text:p text:style-name="P61">Der Protagonist geht schließlich zur Luke,</text:p>
        </text:list-item>
        <text:list-item>
          <text:p text:style-name="P61">die er schließt</text:p>
        </text:list-item>
        <text:list-item>
          <text:p text:style-name="P61"><text:soft-page-break/>und verriegelt. Eduard Becker ist damit auf seinem Dachboden eingeschlossen.</text:p>
        </text:list-item>
      </text:list>
      <text:p text:style-name="P4"/>
      <text:p text:style-name="P10">Logik</text:p>
      <text:p text:style-name="P16"><draw:frame draw:style-name="fr1" draw:name="Objekt1" text:anchor-type="paragraph" svg:width="6.6902in" svg:height="8.298in" draw:z-index="0"><draw:object xlink:href="./Object 1" xlink:type="simple" xlink:show="embed" xlink:actuate="onLoad"/><draw:image xlink:href="./ObjectReplacements/Object 1" xlink:type="simple" xlink:show="embed" xlink:actuate="onLoad"/></draw:frame></text:p>
      <text:p text:style-name="P16"/>
      <text:p text:style-name="P16"/>
      <text:p text:style-name="P16"/>
      <text:p text:style-name="P10"><text:soft-page-break/>Sprachakte</text:p>
      <text:p text:style-name="P19"/>
      <text:p text:style-name="P26">Zu 1 (erste Mail)</text:p>
      <text:p text:style-name="P19">Sehr geehrter Herr Loverkuhn,</text:p>
      <text:p text:style-name="P19"/>
      <text:p text:style-name="P21">vielen Dank für ihre Teilnahme am diesjährigen Kompositionswettbewerb „Kannenmusik“ der Deutschen Gesellschaft zum Schutze der Englischen Teekanne. Leider müssen wir ihnen mitteilen, dass wir den an die Ausschreibung gebundenen Kompositionsauftrag nicht an sie vergeben konnten. Wir hoffen, dass sie dennoch nächstes Jahr wieder an der Ausschreibung teilnehmen werden und wünschen ihnen viel Erfolg für ihre kompositorische Karriere.</text:p>
      <text:p text:style-name="P19"/>
      <text:p text:style-name="P19">Mit freundlichen Grüßen,</text:p>
      <text:p text:style-name="P19">Prof. Dr. med. Joachim Beutel</text:p>
      <text:p text:style-name="P19"/>
      <text:p text:style-name="P26">Zu 2 (Kommentar der ersten Mail)</text:p>
      <text:p text:style-name="P19">ADALVIN</text:p>
      <text:p text:style-name="P19"><text:tab/>Das nahende Ende des Tages macht durstig. Ich sollte etwas auftreiben, dass es zu trinken <text:tab/>lohnt.</text:p>
      <text:p text:style-name="P19"/>
      <text:p text:style-name="P26">Zu 3 (Dialog mit Kioskbesitzer)</text:p>
      <text:p text:style-name="P19">KIOSKBESITZER</text:p>
      <text:p text:style-name="P19"><text:tab/>Oh, unser Herr Künstler. Na, brauchste watt?</text:p>
      <text:p text:style-name="P19">ADALVIN</text:p>
      <text:p text:style-name="P19"><text:tab/>Es dürstet mich nach flüssiger Muse.</text:p>
      <text:p text:style-name="P19">KIOSKBESITZER</text:p>
      <text:p text:style-name="P19"><text:tab/>Allet für die Kunst!</text:p>
      <text:p text:style-name="P19"><text:tab/>Macht 3,95 Euro.</text:p>
      <text:p text:style-name="P19"/>
      <text:p text:style-name="P26">Zu 4b (Zeitungsartikel)</text:p>
      <text:p text:style-name="P29">Wo Kannen tönen können</text:p>
      <text:p text:style-name="P34">Zur sechsten Vergabe des großen Kompositionspreises der Deutschen Gesellschaft zum Schutze der Englischen Teekanne</text:p>
      <text:p text:style-name="P19"/>
      <text:p text:style-name="P30">Von Jürgen Klöber</text:p>
      <text:p text:style-name="P30"/>
      <text:p text:style-name="P21"><text:span text:style-name="T4">A</text:span>uch dieses Jahr hat die Deutsche Gesellschaft zum Schutze der Englischen Teekanne (DGSET) wieder ihren alljährlichen Kompositionspreis vergeben. Dieser war diesmal nicht nur mit 10.000 Euro dotiert, sondern beinhaltete auch die Vergabe eines Kompositionsauftrages. </text:p>
      <text:p text:style-name="P21">Glücklicher Gewinner des Wettbewerbs ist Eduard Becker, der der von der Ausschreibung gestellten Aufgabe, mit englischen Teekannen Musik zu machen, durch das Kompositionskonzept gerecht wurde, das Innere einer Teekanne mit einem Mikrofon zu bestücken, um somit eine Klanginstallation zu schaffen, bei der die Geräusche der Umgebung durch die Wand der Teekanne gefiltert werden. Der hierdurch gewonnene Klang soll dann über vier Lautsprecher, die in den Ecken eines Raumes positioniert sind, abgespielt werden, während die präparierte Teekanne in der Mitte des Raumes steht, um die Geräusche des umherlaufenden Publikums aufnehmen zu können.</text:p>
      <text:p text:style-name="P21">„Beckers Konzept hat uns alle inspiriert“, bekennt sich Prof. Dr. med. Joachim Beutel, der Leiter der DGSET. „'Kunst' kommt eben doch von 'Kanne'!“, freut sich Beutel sehr ausgiebig.</text:p>
      <text:p text:style-name="P21">Die Klanginstallation „Wie Tee uns hört“ kann noch bis zum Ende diesen Jahres im Ausstellungssaal der DGSET besucht werden.</text:p>
      <text:p text:style-name="P26"><text:soft-page-break/>Zu 6 (zweite Mail)</text:p>
      <text:p text:style-name="P19">Lieber Ada,</text:p>
      <text:p text:style-name="P19"/>
      <text:p text:style-name="P19">ich weiß, ich wollte dir heute eigentlich etwas zu Mittag kochen und dir dein monatliches Geld überweisen. Leider ist mir da etwas dazwischen gekommen, könnte man sagen. Es fällt mir etwas schwer, dir das jetzt hier so zu schreiben. Aber warum sollte ich dir etwas vormachen, schließlich bist du 35 Jahre alt und erwachsen. Ich habe gestern Abend auf dem Straßenfest jemanden kennengelernt, einen netten Mann von der Insel Maui. Und nachdem wir uns gestern Abend etwas besser kennengelernt haben, habe ich beschlossen, nach Maui auszuwandern. Ich weiß, das kommt jetzt ein bisschen plötzlich für dich. Aber für mich fühlt es sich gerade genau richtig an. Ein wenig habe ich natürlich auch ein schlechtes Gewissen, weil du dich jetzt so plötzlich ganz alleine um dich kümmern musst. Aber das schaffst du schon. Und außerdem bist du ja schon 35 Jahre alt und erwachsen!</text:p>
      <text:p text:style-name="P19"/>
      <text:p text:style-name="P19">Liebe Grüße und ein Kuss,</text:p>
      <text:p text:style-name="P19">Mama</text:p>
      <text:p text:style-name="P19"/>
      <text:p text:style-name="P26">Zu 7a (Kommentar der zweiten Mail)</text:p>
      <text:p text:style-name="P19">ADALVIN</text:p>
      <text:p text:style-name="P19"><text:tab/>Das nahende Ende des Tages naht weiter. Ich sollte etwas zu trinken finden.</text:p>
      <text:p text:style-name="P19"/>
      <text:p text:style-name="P26">Zu 7d (Kommentar zu geschlossenem Kiosk bei Anklicken)</text:p>
      <text:p text:style-name="P19">ADALVIN</text:p>
      <text:p text:style-name="P19"><text:tab/>Was tat ich, dass die Halle der Inspiration sich mir verschloss?</text:p>
      <text:p text:style-name="P19"/>
      <text:p text:style-name="P26">Zu 10 (Dialog mit Verkäufer)</text:p>
      <text:p text:style-name="P19">VERKÄUFER</text:p>
      <text:p text:style-name="P19"><text:tab/>Jau, bidde?</text:p>
      <text:p text:style-name="P19">ADALVIN</text:p>
      <text:p text:style-name="P19"><text:tab/>Bitte eine Flasche von dem Durchsichtigen dort drüben.</text:p>
      <text:p text:style-name="P19">VERKÄUFER</text:p>
      <text:p text:style-name="P19"><text:tab/>Klar doch. 10 Euro wärn's dann.</text:p>
      <text:p text:style-name="P19"/>
      <text:p text:style-name="P26">Zu 11-13 (Dialog mit Becker)</text:p>
      <text:p text:style-name="P22">EDUARD</text:p>
      <text:p text:style-name="P22"><text:tab/>Wen seh ich dort? Adalvin Loverkuhn! Wer hätte es für möglich gehalten, dass das Schicksal <text:tab/>uns hier heute zusammenführt?</text:p>
      <text:p text:style-name="P22">ADALVIN</text:p>
      <text:p text:style-name="P22"><text:tab/>Oh, was für eine Überraschung.</text:p>
      <text:p text:style-name="P22">EDUARD</text:p>
      <text:p text:style-name="P22"><text:tab/>Nun, setz dich doch und trink etwas mit mir.</text:p>
      <text:p text:style-name="P22">ADALVIN</text:p>
      <text:p text:style-name="P22"><text:tab/>Es ist schon etwas spät und der Tag war lang...</text:p>
      <text:p text:style-name="P22">EDUARD</text:p>
      <text:p text:style-name="P22"><text:tab/>Ja, das war er. Lang und erfolgreich, nicht war? Setz dich und erzähl von deinen Projekten!</text:p>
      <text:p text:style-name="P22">ADALVIN (setzt sich)</text:p>
      <text:p text:style-name="P22"><text:tab/>Also, das Projekt, an dem ich gerade...</text:p>
      <text:p text:style-name="P22">EDUARD</text:p>
      <text:p text:style-name="P22"><text:tab/>Ist das zu glauben? IST DAS ZU GLAUBEN?</text:p>
      <text:p text:style-name="P22"/>
      <text:p text:style-name="P22"><text:soft-page-break/>ADALVIN</text:p>
      <text:p text:style-name="P22"><text:tab/>Ja, also...</text:p>
      <text:p text:style-name="P22">EDUARD</text:p>
      <text:p text:style-name="P22"><text:tab/>Die DGSET, die DGSET...</text:p>
      <text:p text:style-name="P22">ADALVIN</text:p>
      <text:p text:style-name="P22"><text:tab/>Nun?</text:p>
      <text:p text:style-name="P22">EDUARD</text:p>
      <text:p text:style-name="P22"><text:tab/>Da wurde mir doch tatsächlich der Preis der DGSET zuerkannt. Hättest du das für möglich <text:tab/>gehalten?</text:p>
      <text:p text:style-name="P22">ADALVIN</text:p>
      <text:p text:style-name="P22"><text:tab/>Oh, da muss ich dich wohl beglückwünschen.</text:p>
      <text:p text:style-name="P22">EDUARD</text:p>
      <text:p text:style-name="P22"><text:tab/>Nicht doch. Eigentlich habe ich den Preis ja gar nicht verdient. Schließlich habe ich gar kein <text:tab/>richtiges Stück ausgearbeitet sondern nur ein schlichtes Konzept eingereicht, dass ich am <text:tab/>Vorabend kurz entwickelt habe.</text:p>
      <text:p text:style-name="P22">ADALVIN</text:p>
      <text:p text:style-name="P22"><text:tab/>Hmm</text:p>
      <text:p text:style-name="P22">EDUARD</text:p>
      <text:p text:style-name="P22"><text:tab/>Doch um die Auszeichnung geht es ja eigentlich gar nicht. <text:tab/>Eigentlich geht es ja nur um die <text:tab/>Gelegenheit, ein neues Stück zu schreiben, die Gelegenheit, neue Erfahrungen zu sammeln.</text:p>
      <text:p text:style-name="P22">ADALVIN</text:p>
      <text:p text:style-name="P22"><text:tab/>Wie wahr, wie wahr...</text:p>
      <text:p text:style-name="P22"/>
      <text:p text:style-name="P20">- eine Stunde später -</text:p>
      <text:p text:style-name="P22"/>
      <text:p text:style-name="P22">EDUARD</text:p>
      <text:p text:style-name="P22"><text:tab/>… un dabei handelt es sich dabei um eine vö... völlig überholte Ässssetik und...</text:p>
      <text:p text:style-name="P22">VERKÄUFER</text:p>
      <text:p text:style-name="P22"><text:tab/>SO, FEIERABEND FÜR HEUTE, DAS WAR DIE LETZTE RUNDE!</text:p>
      <text:p text:style-name="P22">EDUARD</text:p>
      <text:p text:style-name="P22"><text:tab/>Oooooh... schon so spät?</text:p>
      <text:p text:style-name="P22">ADALVIN</text:p>
      <text:p text:style-name="P22"><text:tab/>Es sieht ganz danach aus.</text:p>
      <text:p text:style-name="P22">EDUARD</text:p>
      <text:p text:style-name="P22"><text:tab/>Ich.. weiß gar nicht … wie... wie ich jetzt noch nahause komm soll..</text:p>
      <text:p text:style-name="P22">ADALVIN</text:p>
      <text:p text:style-name="P22"><text:tab/>Nun, für einen Kollegen habe ich natürlich immer einen Platz zum Schlafen in meiner <text:tab/>Wohnung.</text:p>
      <text:p text:style-name="P22">EDUARD</text:p>
      <text:p text:style-name="P22"><text:tab/>Kolllllege?... Was für'n Kollllllege meinst du?</text:p>
      <text:p text:style-name="P22">ADALVIN</text:p>
      <text:p text:style-name="P22"><text:tab/>Auf geht’s, lass uns gehen.</text:p>
      <text:p text:style-name="P22"/>
      <text:p text:style-name="P26">Zu 15 (Dialog mit Becker im Apartment von Adalvin)</text:p>
      <text:p text:style-name="P19">ADALVIN</text:p>
      <text:p text:style-name="P19"><text:tab/>So, da wären wir schließlich.</text:p>
      <text:p text:style-name="P19">EDUARD</text:p>
      <text:p text:style-name="P19"><text:tab/>Ooooh, hier... wohnst du? … <text:s text:c="2"/>… <text:s text:c="3"/></text:p>
      <text:p text:style-name="P19"><text:tab/>das geeeht?</text:p>
      <text:p text:style-name="P19"/>
      <text:p text:style-name="P19"><text:soft-page-break/>ADALVIN</text:p>
      <text:p text:style-name="P19"><text:tab/>Für meine Gäste habe ich eine Schlafgelegenheit auf dem Dachboden.</text:p>
      <text:p text:style-name="P19">EDUARD (klettert auf den Dachboden)</text:p>
      <text:p text:style-name="P19"><text:tab/>Ada,... du … bist der Beste!</text:p>
      <text:p text:style-name="P19">ADALVIN</text:p>
      <text:p text:style-name="P19"><text:tab/>Ich wünsche eine angenehme Nacht.</text:p>
      <text:p text:style-name="P19"/>
      <text:p text:style-name="P10">Von Eduard ist bereits nur noch ein Schnarchen zu hören.</text:p>
      <text:p text:style-name="P19"/>
      <text:p text:style-name="P26">Zu 17b (Kommentar zur verschlossenen Tür)</text:p>
      <text:p text:style-name="P22">ADALVIN</text:p>
      <text:p text:style-name="P22"><text:tab/>Für heute ist der Durst gestillt.</text:p>
      <text:p text:style-name="P19"/>
      <text:p text:style-name="P23">Sidequests</text:p>
      <text:p text:style-name="P19"/>
      <text:p text:style-name="P25">Sidequest 1: Das Erdnussbutterbrot</text:p>
      <text:p text:style-name="P19">Voraussetzungen: keine</text:p>
      <text:p text:style-name="P19"/>
      <text:p text:style-name="P10">Plot</text:p>
      <text:list xml:id="list2696458521379583525" text:style-name="L17">
        <text:list-item>
          <text:p text:style-name="P60">Der Protagonist hat die allererste Mail des Spiels gelesen und kann sich nun frei bewegen.</text:p>
        </text:list-item>
        <text:list-item>
          <text:p text:style-name="P60">Wenn er seine Wohnung durchsucht, findet er eine Plastiktüte mit einer Scheibe Brot darin, ein Glas mit Erdnussbutter und ein Buttermesser.</text:p>
        </text:list-item>
        <text:list-item>
          <text:p text:style-name="P60">Über seinen „Heros Backpack“ craftet der Protagonist ein Erdnussbutterbrot,</text:p>
        </text:list-item>
        <text:list-item>
          <text:p text:style-name="P60">infolgedessen er nebst des Brotes ein leeres Erdnussbutterglas und einen Punkt in Alltagstauglichkeit erhält.</text:p>
        </text:list-item>
      </text:list>
      <text:p text:style-name="P19"/>
      <text:p text:style-name="P10">Logik</text:p>
      <text:p text:style-name="P19"/>
      <text:p text:style-name="P19"><draw:frame draw:style-name="fr2" draw:name="Objekt2" text:anchor-type="paragraph" svg:width="4.7874in" svg:height="1.1937in" draw:z-index="1"><draw:object xlink:href="./Object 2" xlink:type="simple" xlink:show="embed" xlink:actuate="onLoad"/><draw:image xlink:href="./ObjectReplacements/Object 2" xlink:type="simple" xlink:show="embed" xlink:actuate="onLoad"/></draw:frame></text:p>
      <text:p text:style-name="P25">Sidequest 2: Die Fliege</text:p>
      <text:p text:style-name="P16">Voraussetzungen: SQ1</text:p>
      <text:p text:style-name="P16"/>
      <text:p text:style-name="P9">Plot</text:p>
      <text:list xml:id="list8730292898011603876" text:style-name="L18">
        <text:list-item>
          <text:p text:style-name="P57">Verfügt der Protagonist über das leere Erdnussbutterglas,</text:p>
        </text:list-item>
        <text:list-item>
          <text:p text:style-name="P57">wird die Fliege in seinem Zimmer einfangbar.</text:p>
        </text:list-item>
        <text:list-item>
          <text:p text:style-name="P57">Hat der Protagonist die Fliege mit dem Glas eingefangen,</text:p>
        </text:list-item>
        <text:list-item>
          <text:p text:style-name="P57">besitzt er eine gefangene Fliege im Glas und verbessert seine Alltagstauglichkeit um 2 Punkte.</text:p>
        </text:list-item>
      </text:list>
      <text:p text:style-name="P16"/>
      <text:p text:style-name="P16"/>
      <text:p text:style-name="P16"/>
      <text:p text:style-name="P16"/>
      <text:p text:style-name="P16"/>
      <text:p text:style-name="P16"/>
      <text:p text:style-name="P9"><text:soft-page-break/>Logik</text:p>
      <text:p text:style-name="P16"/>
      <text:p text:style-name="P16"><draw:frame draw:style-name="fr2" draw:name="Objekt3" text:anchor-type="paragraph" svg:width="3.4744in" svg:height="1.2665in" draw:z-index="2"><draw:object xlink:href="./Object 3" xlink:type="simple" xlink:show="embed" xlink:actuate="onLoad"/><draw:image xlink:href="./ObjectReplacements/Object 3" xlink:type="simple" xlink:show="embed" xlink:actuate="onLoad"/></draw:frame></text:p>
      <text:p text:style-name="P9">Sprachakte</text:p>
      <text:p text:style-name="P27">Zu 4 (Kommentar zum Abschluss)</text:p>
      <text:p text:style-name="P18">ADALVIN</text:p>
      <text:p text:style-name="P18"><text:tab/>Der wahre Komponist versteht sich auf die Arbeit mit jedem Material.</text:p>
      <text:p text:style-name="P16"/>
      <text:p text:style-name="P16"/>
      <text:p text:style-name="P25">Sidequest 3: Die Pflanze</text:p>
      <text:p text:style-name="P16">Voraussetzungen: keine</text:p>
      <text:p text:style-name="P16"/>
      <text:p text:style-name="P9">Plot</text:p>
      <text:list xml:id="list2638360201019105065" text:style-name="L19">
        <text:list-item>
          <text:p text:style-name="P58">Der Protagonist findet in seinem Apartment eine Gießkanne, die, indem er sie in sein Inventar aufnimmt,</text:p>
        </text:list-item>
        <text:list-item>
          <text:p text:style-name="P58">befüllbar ist.</text:p>
        </text:list-item>
        <text:list-item>
          <text:p text:style-name="P58">Befüllt er die Kanne mit Wasser aus einem Wasserhahn,</text:p>
        </text:list-item>
        <text:list-item>
          <text:p text:style-name="P58">besitzt er eine mit Wasser befüllte Gießkanne.</text:p>
        </text:list-item>
        <text:list-item>
          <text:p text:style-name="P58">Gießt er nun seine Pflanze,</text:p>
        </text:list-item>
        <text:list-item>
          <text:p text:style-name="P58">hat die Pflanze Wasser bekommen und die Kanne ist wieder leer.</text:p>
        </text:list-item>
      </text:list>
      <text:p text:style-name="P16"/>
      <text:p text:style-name="P16">Die Ausführung der Schritte 3 bis 6 kann nun als Ereignis <text:span text:style-name="T1">E1</text:span> zusammengefasst werden.</text:p>
      <text:p text:style-name="P16"/>
      <text:list xml:id="list2724181241657586122" text:style-name="L20">
        <text:list-item>
          <text:p text:style-name="P59">E1 kann nun für einen ganzen Tag lang entweder ausgeführt oder nicht ausgeführt werden.</text:p>
        </text:list-item>
        <text:list-item>
          <text:p text:style-name="P62">Wird E1 ausgeführt, erhält die Pflanze +1 HP, wird E1 nicht ausgeführt, erhält die Pflanze </text:p>
          <text:p text:style-name="P62">-1 HP</text:p>
        </text:list-item>
      </text:list>
      <text:p text:style-name="P16"/>
      <text:p text:style-name="P9">Logik</text:p>
      <text:p text:style-name="P16"/>
      <text:p text:style-name="P17">grundsätzliche Bedingungen</text:p>
      <text:p text:style-name="P16"/>
      <text:p text:style-name="P16">a.) Die Pflanze besitzt maximal 5 HP.</text:p>
      <text:p text:style-name="P16">b.) Zu Beginn des Spiels hat die Pflanze 3 von 5 HP.</text:p>
      <text:p text:style-name="P16">c.) Mit jedem neuen Tagesanbruch erhält die Pflanze -1 HP.</text:p>
      <text:p text:style-name="P16">d.) Mit jedem durchführen von E1 erhält die Pflanze +1 HP.</text:p>
      <text:p text:style-name="P16">e.) Die HP werden durch E1 nicht beeinflusst, wenn die Anzahl der HP bereits 0 oder 5 beträgt.</text:p>
      <text:p text:style-name="P16">f.) Wird der Zustand 0 HP erreicht, bleibt dieser den gesamten Rest des Spiels vorhanden.</text:p>
      <text:p text:style-name="P16">g.) Wird der Zustand 5 HP erreicht, hat die Pflanze mit dem nächsten Tagesanbruch 0 HP.</text:p>
      <text:p text:style-name="P16">h.) Mit dem Abschluss aller vier Tage, in denen die Pflanze einen HP-Wert von &gt;0 besitzt, erhält der Protagonist einen Punkt auf seine Alltagstauglichkeit.</text:p>
      <text:p text:style-name="P16"/>
      <text:p text:style-name="P16"/>
      <text:p text:style-name="P16"/>
      <text:p text:style-name="P16"/>
      <text:p text:style-name="P17"><text:soft-page-break/>Aussehen der Pflanze</text:p>
      <text:p text:style-name="P16"/>
      <text:p text:style-name="P16"><draw:frame draw:style-name="fr2" draw:name="Objekt6" text:anchor-type="paragraph" svg:width="4.5244in" svg:height="0.8937in" draw:z-index="5"><draw:object xlink:href="./Object 6" xlink:type="simple" xlink:show="embed" xlink:actuate="onLoad"/><draw:image xlink:href="./ObjectReplacements/Object 6" xlink:type="simple" xlink:show="embed" xlink:actuate="onLoad"/></draw:frame></text:p>
      <text:p text:style-name="P17">Ablauf</text:p>
      <text:p text:style-name="P16"/>
      <text:p text:style-name="P16"><draw:frame draw:style-name="fr1" draw:name="Objekt4" text:anchor-type="paragraph" svg:width="4.3236in" svg:height="2.5126in" draw:z-index="3"><draw:object xlink:href="./Object 4" xlink:type="simple" xlink:show="embed" xlink:actuate="onLoad"/><draw:image xlink:href="./ObjectReplacements/Object 4" xlink:type="simple" xlink:show="embed" xlink:actuate="onLoad"/></draw:frame></text:p>
      <text:p text:style-name="P16"/>
      <text:p text:style-name="P16"><draw:frame draw:style-name="fr2" draw:name="Objekt5" text:anchor-type="paragraph" svg:width="4.5244in" svg:height="0.5465in" draw:z-index="4"><draw:object xlink:href="./Object 5" xlink:type="simple" xlink:show="embed" xlink:actuate="onLoad"/><draw:image xlink:href="./ObjectReplacements/Object 5" xlink:type="simple" xlink:show="embed" xlink:actuate="onLoad"/></draw:frame></text:p>
      <text:p text:style-name="P9">Sprachakte</text:p>
      <text:p text:style-name="P27">Zur toten Pflanze</text:p>
      <text:p text:style-name="P16">ADALVIN</text:p>
      <text:p text:style-name="P16"><text:tab/>Lebe wohl, dröges Gestrüpp.</text:p>
      <text:p text:style-name="P1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1">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2T06:07:20.49</meta:creation-date>
    <dc:date>2016-09-27T11:31:01.30</dc:date>
    <meta:editing-duration>P1DT9H39M24S</meta:editing-duration>
    <meta:editing-cycles>156</meta:editing-cycles>
    <meta:generator>LibreOffice/5.0.6.2$Linux_X86_64 LibreOffice_project/00m0$Build-2</meta:generator>
    <meta:document-statistic meta:table-count="0" meta:image-count="0" meta:object-count="6" meta:page-count="14" meta:paragraph-count="307" meta:word-count="3202" meta:character-count="20599" meta:non-whitespace-character-count="176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86cm"/>
    </style:style>
    <style:style style:name="co2" style:family="table-column">
      <style:table-column-properties fo:break-before="auto" style:column-width="0.305cm"/>
    </style:style>
    <style:style style:name="co3" style:family="table-column">
      <style:table-column-properties fo:break-before="auto" style:column-width="4.759cm"/>
    </style:style>
    <style:style style:name="co4" style:family="table-column">
      <style:table-column-properties fo:break-before="auto" style:column-width="0.298cm"/>
    </style:style>
    <style:style style:name="co5" style:family="table-column">
      <style:table-column-properties fo:break-before="auto" style:column-width="5.355cm"/>
    </style:style>
    <style:style style:name="co6" style:family="table-column">
      <style:table-column-properties fo:break-before="auto" style:column-width="3.12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66cm" fo:break-before="auto" style:use-optimal-row-height="false"/>
    </style:style>
    <style:style style:name="ro3" style:family="table-row">
      <style:table-row-properties style:row-height="2.157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88cm solid #000000"/>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able-cell-properties fo:border="0.002cm solid #000000" style:vertical-align="top"/>
    </style:style>
    <style:style style:name="ce5" style:family="table-cell" style:parent-style-name="Default">
      <style:text-properties style:font-name="Arial1"/>
    </style:style>
    <style:style style:name="ce6" style:family="table-cell" style:parent-style-name="Default">
      <style:text-properties style:font-name="Arial1" style:font-name-asian="Arial1" style:font-name-complex="Arial1"/>
    </style:style>
    <style:style style:name="ce7" style:family="table-cell" style:parent-style-name="Default">
      <style:table-cell-properties fo:border="0.002cm solid #000000"/>
    </style:style>
    <style:style style:name="ce8" style:family="table-cell" style:parent-style-name="Default" style:data-style-name="N37">
      <style:table-cell-properties fo:border="0.088cm solid #000000"/>
      <style:text-properties fo:font-size="10pt" style:font-size-asian="10pt" style:font-size-complex="10pt"/>
    </style:style>
    <style:style style:name="ce9" style:family="table-cell" style:parent-style-name="Default">
      <style:table-cell-properties fo:border="0.002cm solid #000000"/>
      <style:text-properties fo:font-size="10pt" style:font-size-asian="10pt" style:font-size-complex="10pt"/>
    </style:style>
    <style:style style:name="ce10" style:family="table-cell" style:parent-style-name="Default" style:data-style-name="N37">
      <style:table-cell-properties fo:border="0.088cm solid #000000"/>
    </style:style>
    <style:style style:name="gr1" style:family="graphic">
      <style:graphic-properties draw:fill-color="#000000" draw:textarea-horizontal-align="justify" draw:textarea-vertical-align="middle" draw:auto-grow-height="false" fo:min-height="0cm" fo:min-width="0cm"/>
    </style:style>
    <style:style style:name="gr2" style:family="graphic">
      <style:graphic-properties draw:fill-color="#ffffff" draw:textarea-horizontal-align="justify" draw:textarea-vertical-align="middle" draw:auto-grow-height="false" fo:min-height="0cm" fo:min-width="0cm"/>
    </style:style>
    <style:style style:name="T1" style:family="text">
      <style:text-properties fo:font-style="normal" style:text-underline-style="none" fo:font-weight="bold" style:font-style-asian="normal" style:font-weight-asian="bold" style:font-style-complex="normal" style:font-weight-complex="bold"/>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row table:style-name="ro1">
          <table:table-cell table:number-columns-repeated="7"/>
        </table:table-row>
        <table:table-row table:style-name="ro1">
          <table:table-cell table:style-name="ce1"/>
          <table:table-cell office:value-type="string">
            <text:p>=</text:p>
          </table:table-cell>
          <table:table-cell office:value-type="string">
            <text:p>kausale Voraussetzung</text:p>
          </table:table-cell>
          <table:table-cell table:number-columns-repeated="4"/>
        </table:table-row>
        <table:table-row table:style-name="ro2">
          <table:table-cell table:style-name="ce2" office:value-type="string">
            <text:p>fett gedruckt</text:p>
          </table:table-cell>
          <table:table-cell office:value-type="string">
            <text:p>=</text:p>
          </table:table-cell>
          <table:table-cell office:value-type="string">
            <text:p>kausale Folge</text:p>
          </table:table-cell>
          <table:table-cell table:number-columns-repeated="4"/>
        </table:table-row>
        <table:table-row table:style-name="ro3">
          <table:table-cell table:style-name="ce3" office:value-type="string">
            <text:p>normal gedruckt mit</text:p>
            <text:p>dünnem Rahmen</text:p>
          </table:table-cell>
          <table:table-cell table:style-name="ce3" office:value-type="string">
            <text:p>=</text:p>
          </table:table-cell>
          <table:table-cell table:style-name="ce3" office:value-type="string">
            <text:p>Verbindungstätigkeit, die aber </text:p>
            <text:p>keine unmittelbaren Folgen für </text:p>
            <text:p>das Spiel hat und kausal nur </text:p>
            <text:p>durch den Willen des Spielers </text:p>
            <text:p>verursacht wird</text:p>
          </table:table-cell>
          <table:table-cell table:number-columns-repeated="4"/>
        </table:table-row>
        <table:table-row table:style-name="ro1">
          <table:table-cell>
            <draw:custom-shape table:end-cell-address="Tabelle1.A5" table:end-x="3.477cm" table:end-y="0.403cm" draw:z-index="10" draw:style-name="gr1" svg:width="0.26cm" svg:height="0.364cm" svg:x="3.217cm" svg:y="0.0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office:value-type="string">
            <text:p>=</text:p>
          </table:table-cell>
          <table:table-cell office:value-type="string">
            <text:p>automatischer Prozess</text:p>
          </table:table-cell>
          <table:table-cell table:number-columns-repeated="4"/>
        </table:table-row>
        <table:table-row table:style-name="ro1">
          <table:table-cell>
            <draw:custom-shape table:end-cell-address="Tabelle1.A6" table:end-x="3.477cm" table:end-y="0.403cm" draw:z-index="11" draw:style-name="gr2" svg:width="0.26cm" svg:height="0.364cm" svg:x="3.217cm" svg:y="0.0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office:value-type="string">
            <text:p>=</text:p>
          </table:table-cell>
          <table:table-cell office:value-type="string">
            <text:p>Craftingprozess</text:p>
          </table:table-cell>
          <table:table-cell table:number-columns-repeated="4"/>
        </table:table-row>
        <table:table-row table:style-name="ro1">
          <table:table-cell table:number-columns-repeated="7"/>
        </table:table-row>
        <table:table-row table:style-name="ro1">
          <table:table-cell table:number-columns-repeated="4"/>
          <table:table-cell table:style-name="ce8" office:value-type="string">
            <text:p>1. Lesen der ersten Mail</text:p>
          </table:table-cell>
          <table:table-cell table:number-columns-repeated="2"/>
        </table:table-row>
        <table:table-row table:style-name="ro1">
          <table:table-cell table:number-columns-repeated="4"/>
          <table:table-cell>
            <draw:custom-shape table:end-cell-address="Tabelle1.E9" table:end-x="2.803cm" table:end-y="0.402cm" draw:z-index="0" draw:style-name="gr1" svg:width="0.388cm" svg:height="0.364cm" svg:x="2.415cm" svg:y="0.0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9" office:value-type="string">
            <text:p>2. <text:span text:style-name="T1">braucht Alkohol</text:span></text:p>
          </table:table-cell>
          <table:table-cell table:number-columns-repeated="2"/>
        </table:table-row>
        <table:table-row table:style-name="ro1">
          <table:table-cell table:number-columns-repeated="2"/>
          <table:table-cell table:style-name="ce6"/>
          <table:table-cell table:number-columns-repeated="4"/>
        </table:table-row>
        <table:table-row table:style-name="ro1">
          <table:table-cell table:number-columns-repeated="4"/>
          <table:table-cell table:style-name="ce7" office:value-type="string">
            <text:p>3. zum Kiosk gehen</text:p>
          </table:table-cell>
          <table:table-cell table:number-columns-repeated="2"/>
        </table:table-row>
        <table:table-row table:style-name="ro1">
          <table:table-cell table:number-columns-repeated="7"/>
        </table:table-row>
        <table:table-row table:style-name="ro1">
          <table:table-cell table:number-columns-repeated="2"/>
          <table:table-cell table:style-name="ce1" office:value-type="string">
            <text:p>4a. Alkohol trinken</text:p>
          </table:table-cell>
          <table:table-cell table:style-name="ce5" office:value-type="string">
            <text:p>˄</text:p>
          </table:table-cell>
          <table:table-cell table:style-name="ce1" office:value-type="string">
            <text:p>4b. Zeitung lesen</text:p>
          </table:table-cell>
          <table:table-cell table:number-columns-repeated="2"/>
        </table:table-row>
        <table:table-row table:style-name="ro1">
          <table:table-cell table:number-columns-repeated="4"/>
          <table:table-cell>
            <draw:custom-shape table:end-cell-address="Tabelle1.E15" table:end-x="2.812cm" table:end-y="0.411cm" draw:z-index="1" draw:style-name="gr1" svg:width="0.388cm" svg:height="0.364cm" svg:x="2.424cm" svg:y="0.0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7" office:value-type="string">
            <text:p>5. <text:span text:style-name="T1">Mail der Mutter trifft ein</text:span></text:p>
          </table:table-cell>
          <table:table-cell table:number-columns-repeated="2"/>
        </table:table-row>
        <table:table-row table:style-name="ro1">
          <table:table-cell table:number-columns-repeated="7"/>
        </table:table-row>
        <table:table-row table:style-name="ro1">
          <table:table-cell table:number-columns-repeated="4"/>
          <table:table-cell table:style-name="ce1" office:value-type="string">
            <text:p>6. Lesen der Mail</text:p>
          </table:table-cell>
          <table:table-cell table:number-columns-repeated="2"/>
        </table:table-row>
        <table:table-row table:style-name="ro1">
          <table:table-cell table:number-columns-repeated="4"/>
          <table:table-cell>
            <draw:custom-shape table:end-cell-address="Tabelle1.E19" table:end-x="2.812cm" table:end-y="0.416cm" draw:z-index="2" draw:style-name="gr1" svg:width="0.388cm" svg:height="0.364cm" svg:x="2.424cm" svg:y="0.0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style-name="ce4" office:value-type="string">
            <text:p>7a. <text:span text:style-name="T1">will mehr Alkohol</text:span></text:p>
          </table:table-cell>
          <table:table-cell table:style-name="ce5" office:value-type="string">
            <text:p>˄</text:p>
          </table:table-cell>
          <table:table-cell table:style-name="ce7" office:value-type="string">
            <text:p>7b. <text:span text:style-name="T1">Menschenmenge weg</text:span></text:p>
          </table:table-cell>
          <table:table-cell table:style-name="ce5" office:value-type="string">
            <text:p>˄</text:p>
          </table:table-cell>
          <table:table-cell table:style-name="ce7" office:value-type="string">
            <text:p>7c. <text:span text:style-name="T1">Karnevallsmap ist betretbar</text:span></text:p>
          </table:table-cell>
          <table:table-cell table:style-name="ce5" office:value-type="string">
            <text:p>˄</text:p>
          </table:table-cell>
          <table:table-cell table:style-name="ce4" office:value-type="string">
            <text:p>7d. <text:span text:style-name="T1">Kiosk schließt</text:span></text:p>
          </table:table-cell>
        </table:table-row>
        <table:table-row table:style-name="ro1">
          <table:table-cell table:number-columns-repeated="7"/>
        </table:table-row>
        <table:table-row table:style-name="ro1">
          <table:table-cell table:number-columns-repeated="4"/>
          <table:table-cell table:style-name="ce7" office:value-type="string">
            <text:p>8. zum Karnevall gehe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9. Zelt betreten</text:p>
          </table:table-cell>
          <table:table-cell table:number-columns-repeated="2"/>
        </table:table-row>
        <table:table-row table:style-name="ro1">
          <table:table-cell table:number-columns-repeated="7"/>
        </table:table-row>
        <table:table-row table:style-name="ro1">
          <table:table-cell table:number-columns-repeated="4"/>
          <table:table-cell table:style-name="ce10" office:value-type="string">
            <text:p>10. neuen Alkohol kaufen</text:p>
          </table:table-cell>
          <table:table-cell table:number-columns-repeated="2"/>
        </table:table-row>
        <table:table-row table:style-name="ro1">
          <table:table-cell table:number-columns-repeated="4"/>
          <table:table-cell>
            <draw:custom-shape table:end-cell-address="Tabelle1.E27" table:end-x="2.812cm" table:end-y="0.431cm" draw:z-index="3" draw:style-name="gr1" svg:width="0.388cm" svg:height="0.364cm" svg:x="2.424cm" svg:y="0.0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1. <text:span text:style-name="T1">Dialog mit Becker</text:span></text:p>
          </table:table-cell>
          <table:table-cell table:number-columns-repeated="2"/>
        </table:table-row>
        <table:table-row table:style-name="ro1">
          <table:table-cell table:number-columns-repeated="4"/>
          <table:table-cell>
            <draw:custom-shape table:end-cell-address="Tabelle1.E29" table:end-x="2.812cm" table:end-y="0.425cm" draw:z-index="4" draw:style-name="gr1" svg:width="0.388cm" svg:height="0.365cm" svg:x="2.424cm" svg:y="0.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2. <text:span text:style-name="T1">zu ihm setzen</text:span></text:p>
          </table:table-cell>
          <table:table-cell table:number-columns-repeated="2"/>
        </table:table-row>
        <table:table-row table:style-name="ro1">
          <table:table-cell table:number-columns-repeated="4"/>
          <table:table-cell>
            <draw:custom-shape table:end-cell-address="Tabelle1.E31" table:end-x="2.812cm" table:end-y="0.419cm" draw:z-index="5" draw:style-name="gr1" svg:width="0.388cm" svg:height="0.364cm" svg:x="2.424cm" svg:y="0.0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3. <text:span text:style-name="T1">Dialog mit Becker</text:span></text:p>
          </table:table-cell>
          <table:table-cell table:number-columns-repeated="2"/>
        </table:table-row>
        <table:table-row table:style-name="ro1">
          <table:table-cell table:number-columns-repeated="4"/>
          <table:table-cell>
            <draw:custom-shape table:end-cell-address="Tabelle1.E33" table:end-x="2.812cm" table:end-y="0.411cm" draw:z-index="6" draw:style-name="gr1" svg:width="0.388cm" svg:height="0.364cm" svg:x="2.424cm" svg:y="0.0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4. <text:span text:style-name="T1">zu Hause ankommen</text:span></text:p>
          </table:table-cell>
          <table:table-cell table:number-columns-repeated="2"/>
        </table:table-row>
        <table:table-row table:style-name="ro1">
          <table:table-cell table:number-columns-repeated="4"/>
          <table:table-cell>
            <draw:custom-shape table:end-cell-address="Tabelle1.E35" table:end-x="2.812cm" table:end-y="0.405cm" draw:z-index="7" draw:style-name="gr1" svg:width="0.388cm" svg:height="0.364cm" svg:x="2.424cm" svg:y="0.0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5. <text:span text:style-name="T1">Dialog mit Becker</text:span></text:p>
          </table:table-cell>
          <table:table-cell table:number-columns-repeated="2"/>
        </table:table-row>
        <table:table-row table:style-name="ro1">
          <table:table-cell table:number-columns-repeated="4"/>
          <table:table-cell>
            <draw:custom-shape table:end-cell-address="Tabelle1.E37" table:end-x="2.812cm" table:end-y="0.399cm" draw:z-index="8" draw:style-name="gr1" svg:width="0.388cm" svg:height="0.364cm" svg:x="2.424cm" svg:y="0.0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6. <text:span text:style-name="T1">Becker geht auf Dachboden</text:span></text:p>
          </table:table-cell>
          <table:table-cell table:number-columns-repeated="2"/>
        </table:table-row>
        <table:table-row table:style-name="ro1">
          <table:table-cell table:number-columns-repeated="4"/>
          <table:table-cell>
            <draw:custom-shape table:end-cell-address="Tabelle1.E39" table:end-x="2.812cm" table:end-y="0.393cm" draw:z-index="9" draw:style-name="gr1" svg:width="0.388cm" svg:height="0.364cm" svg:x="2.424cm" svg:y="0.0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2"/>
          <table:table-cell table:style-name="ce7" office:value-type="string">
            <text:p>17a. <text:span text:style-name="T1">P. schaut nachdenklich</text:span></text:p>
          </table:table-cell>
          <table:table-cell table:style-name="ce5" office:value-type="string">
            <text:p>˄</text:p>
          </table:table-cell>
          <table:table-cell table:style-name="ce7" office:value-type="string">
            <text:p>17b. <text:span text:style-name="T1">Tür ist verschlossen</text:spa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18. zur Luke gehe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19. Lukenklappe schließe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20. Lukenriegel verschließen</text:p>
          </table:table-cell>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12.08.2016</text:date>, <text:time>18:07: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31cm"/>
    </style:style>
    <style:style style:name="co2" style:family="table-column">
      <style:table-column-properties fo:break-before="auto" style:column-width="0.298cm"/>
    </style:style>
    <style:style style:name="co3" style:family="table-column">
      <style:table-column-properties fo:break-before="auto" style:column-width="5.144cm"/>
    </style:style>
    <style:style style:name="co4" style:family="table-column">
      <style:table-column-properties fo:break-before="auto" style:column-width="2.933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88cm solid #000000"/>
    </style:style>
    <style:style style:name="ce2" style:family="table-cell" style:parent-style-name="Default">
      <style:table-cell-properties fo:border="0.002cm solid #000000"/>
    </style:style>
    <style:style style:name="ce3" style:family="table-cell" style:parent-style-name="Default">
      <style:text-properties style:font-name="Arial1"/>
    </style:style>
    <style:style style:name="ce4" style:family="table-cell" style:parent-style-name="Default" style:data-style-name="N37">
      <style:table-cell-properties fo:border="0.002cm solid #000000"/>
      <style:text-properties fo:font-size="10pt" style:font-size-asian="10pt" style:font-size-complex="10pt"/>
    </style:style>
    <style:style style:name="ce5" style:family="table-cell" style:parent-style-name="Default">
      <style:table-cell-properties fo:border="0.088cm solid #000000"/>
      <style:text-properties fo:font-weight="bold" style:font-weight-asian="bold" style:font-weight-complex="bold"/>
    </style:style>
    <style:style style:name="gr1" style:family="graphic">
      <style:graphic-properties draw:fill-color="#ffffff" draw:textarea-horizontal-align="justify" draw:textarea-vertical-align="middle" draw:auto-grow-height="false" fo:min-height="0cm" fo:min-width="0cm"/>
    </style:style>
    <style:style style:name="gr2" style:family="graphic">
      <style:graphic-properties draw:fill-color="#000000" draw:textarea-horizontal-align="justify" draw:textarea-vertical-align="middle" draw:auto-grow-height="false" fo:min-height="0cm" fo:min-width="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abelle2"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2">
          <table:table-cell table:number-columns-repeated="5"/>
        </table:table-row>
        <table:table-row table:style-name="ro1">
          <table:table-cell table:number-columns-repeated="2"/>
          <table:table-cell table:style-name="ce4" office:value-type="string">
            <text:p>1. Lesen der ersten Mail</text:p>
          </table:table-cell>
          <table:table-cell table:number-columns-repeated="2"/>
        </table:table-row>
        <table:table-row table:style-name="ro1">
          <table:table-cell table:number-columns-repeated="5"/>
        </table:table-row>
        <table:table-row table:style-name="ro1">
          <table:table-cell table:style-name="ce1" office:value-type="string">
            <text:p>2a. Plastiktüte mit Brot</text:p>
          </table:table-cell>
          <table:table-cell table:style-name="ce3" office:value-type="string">
            <text:p>˄</text:p>
          </table:table-cell>
          <table:table-cell table:style-name="ce1" office:value-type="string">
            <text:p>2b. Glas mit Erdnussbutter</text:p>
          </table:table-cell>
          <table:table-cell table:style-name="ce3" office:value-type="string">
            <text:p>˄</text:p>
          </table:table-cell>
          <table:table-cell table:style-name="ce1" office:value-type="string">
            <text:p>3b. Buttermesser</text:p>
          </table:table-cell>
        </table:table-row>
        <table:table-row table:style-name="ro1">
          <table:table-cell table:number-columns-repeated="2"/>
          <table:table-cell>
            <draw:custom-shape table:end-cell-address="Tabelle2.C6" table:end-x="2.701cm" table:end-y="0.43cm" draw:z-index="0" draw:style-name="gr1" svg:width="0.372cm" svg:height="0.364cm" svg:x="2.329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2">
          <table:table-cell table:number-columns-repeated="2"/>
          <table:table-cell table:style-name="ce5" office:value-type="string">
            <text:p><text:span text:style-name="T2">3. </text:span>Erdnussbutterbrot</text:p>
          </table:table-cell>
          <table:table-cell table:number-columns-repeated="2"/>
        </table:table-row>
        <table:table-row table:style-name="ro1">
          <table:table-cell table:number-columns-repeated="2"/>
          <table:table-cell>
            <draw:custom-shape table:end-cell-address="Tabelle2.C8" table:end-x="2.701cm" table:end-y="0.431cm" draw:z-index="1" draw:style-name="gr2" svg:width="0.372cm" svg:height="0.364cm" svg:x="2.329cm" svg:y="0.0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2">
          <table:table-cell table:style-name="ce2" office:value-type="string">
            <text:p>4a.<text:span text:style-name="T1"> + 1Pkt AT</text:span></text:p>
          </table:table-cell>
          <table:table-cell table:style-name="ce3" office:value-type="string">
            <text:p>˄</text:p>
          </table:table-cell>
          <table:table-cell table:style-name="ce2" office:value-type="string">
            <text:p>4b. <text:span text:style-name="T1">leeres Erdnussbutterglas</text:span></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12.08.2016</text:date>, <text:time>18:33: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64cm"/>
    </style:style>
    <style:style style:name="co3" style:family="table-column">
      <style:table-column-properties fo:break-before="auto" style:column-width="0.33cm"/>
    </style:style>
    <style:style style:name="co4" style:family="table-column">
      <style:table-column-properties fo:break-before="auto" style:column-width="5.76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ext-properties style:font-name="Arial1"/>
    </style:style>
    <style:style style:name="ce3" style:family="table-cell" style:parent-style-name="Default">
      <style:table-cell-properties fo:border="0.088cm solid #000000"/>
    </style:style>
    <style:style style:name="gr1" style:family="graphic">
      <style:graphic-properties draw:fill-color="#000000" draw:textarea-horizontal-align="justify" draw:textarea-vertical-align="middle" draw:auto-grow-height="false" fo:min-height="0cm" fo:min-width="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abelle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4"/>
        </table:table-row>
        <table:table-row table:style-name="ro2">
          <table:table-cell table:number-columns-repeated="3"/>
          <table:table-cell table:style-name="ce3" office:value-type="string">
            <text:p>1. Besitz <text:span text:style-name="T2">leeres Erdnussbutterglas</text:span></text:p>
          </table:table-cell>
        </table:table-row>
        <table:table-row table:style-name="ro1">
          <table:table-cell table:number-columns-repeated="3"/>
          <table:table-cell>
            <draw:custom-shape table:end-cell-address="Tabelle3.D6" table:end-x="3.026cm" table:end-y="0.431cm" draw:z-index="0" draw:style-name="gr1" svg:width="0.417cm" svg:height="0.364cm" svg:x="2.609cm" svg:y="0.0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number-columns-repeated="3"/>
          <table:table-cell table:style-name="ce1" office:value-type="string">
            <text:p>2. <text:span text:style-name="T1">Fliege ist fangbar</text:span></text:p>
          </table:table-cell>
        </table:table-row>
        <table:table-row table:style-name="ro1">
          <table:table-cell table:number-columns-repeated="4"/>
        </table:table-row>
        <table:table-row table:style-name="ro1">
          <table:table-cell table:number-columns-repeated="2"/>
          <table:table-cell table:style-name="ce2"/>
          <table:table-cell table:style-name="ce3" office:value-type="string">
            <text:p>3. Fliege mit Glas fangen</text:p>
          </table:table-cell>
        </table:table-row>
        <table:table-row table:style-name="ro1">
          <table:table-cell table:number-columns-repeated="3"/>
          <table:table-cell>
            <draw:custom-shape table:end-cell-address="Tabelle3.D10" table:end-x="3.026cm" table:end-y="0.43cm" draw:z-index="1" draw:style-name="gr1" svg:width="0.417cm" svg:height="0.364cm" svg:x="2.609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table-cell table:style-name="ce1" office:value-type="string">
            <text:p>4a. <text:span text:style-name="T1">+ 2Pkt. AT</text:span></text:p>
          </table:table-cell>
          <table:table-cell table:style-name="ce2" office:value-type="string">
            <text:p>˄</text:p>
          </table:table-cell>
          <table:table-cell table:style-name="ce1" office:value-type="string">
            <text:p>4b. <text:span text:style-name="T1">erhält Fliege im Glas</text:spa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12.08.2016</text:date>, <text:time>18:43: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82cm"/>
    </style:style>
    <style:style style:name="co3" style:family="table-column">
      <style:table-column-properties fo:break-before="auto" style:column-width="0.362cm"/>
    </style:style>
    <style:style style:name="co4" style:family="table-column">
      <style:table-column-properties fo:break-before="auto" style:column-width="6.17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style>
    <style:style style:name="ce2" style:family="table-cell" style:parent-style-name="Default">
      <style:table-cell-properties fo:border="0.002cm solid #000000"/>
    </style:style>
    <style:style style:name="ce3" style:family="table-cell" style:parent-style-name="Default">
      <style:table-cell-properties fo:border="none"/>
      <style:text-properties style:font-name="Arial1"/>
    </style:style>
    <style:style style:name="ce4" style:family="table-cell" style:parent-style-name="Default">
      <style:table-cell-properties fo:border="0.088cm solid #000000"/>
    </style:style>
    <style:style style:name="ce5" style:family="table-cell" style:parent-style-name="Default">
      <style:text-properties fo:font-style="italic" style:font-style-asian="italic" style:font-style-complex="italic"/>
    </style:style>
    <style:style style:name="gr1" style:family="graphic">
      <style:graphic-properties draw:fill-color="#000000" draw:textarea-horizontal-align="justify" draw:textarea-vertical-align="middle" draw:auto-grow-height="false" fo:min-height="0cm" fo:min-width="0cm"/>
    </style:style>
    <style:style style:name="T1" style:family="text">
      <style:text-properties fo:font-weight="bold" style:font-weight-asian="bold" style:font-weight-complex="bold"/>
    </style:style>
  </office:automatic-styles>
  <office:body>
    <office:spreadsheet>
      <table:table table:name="Sidequest 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
          <table:table-cell table:number-columns-repeated="4"/>
        </table:table-row>
        <table:table-row table:style-name="ro1">
          <table:table-cell table:number-columns-repeated="3"/>
          <table:table-cell table:style-name="ce4" office:value-type="string">
            <text:p>1. Finden der Kanne</text:p>
          </table:table-cell>
        </table:table-row>
        <table:table-row table:style-name="ro1">
          <table:table-cell table:number-columns-repeated="3"/>
          <table:table-cell>
            <draw:custom-shape table:end-cell-address="'Sidequest 3'.D13" table:end-x="3.245cm" table:end-y="0.442cm" draw:z-index="0" draw:style-name="gr1" svg:width="0.447cm" svg:height="0.374cm" svg:x="2.798cm" svg:y="0.0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number-columns-repeated="3"/>
          <table:table-cell table:style-name="ce2" office:value-type="string">
            <text:p>2. <text:span text:style-name="T1">Kanne wird befüllbar</text:span></text:p>
          </table:table-cell>
        </table:table-row>
        <table:table-row table:style-name="ro1">
          <table:table-cell table:number-columns-repeated="4"/>
        </table:table-row>
        <table:table-row table:style-name="ro1">
          <table:table-cell/>
          <table:table-cell table:style-name="ce1" table:number-columns-repeated="2"/>
          <table:table-cell table:style-name="ce4" office:value-type="string">
            <text:p>3. Kanne wird befüllt</text:p>
          </table:table-cell>
        </table:table-row>
        <table:table-row table:style-name="ro1">
          <table:table-cell/>
          <table:table-cell table:style-name="ce1"/>
          <table:table-cell/>
          <table:table-cell>
            <draw:custom-shape table:end-cell-address="'Sidequest 3'.D17" table:end-x="3.245cm" table:end-y="0.431cm" draw:z-index="1" draw:style-name="gr1" svg:width="0.447cm" svg:height="0.365cm" svg:x="2.798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table-cell table:style-name="ce1"/>
          <table:table-cell/>
          <table:table-cell table:style-name="ce2" office:value-type="string">
            <text:p>4. <text:span text:style-name="T1">erhällt befüllte Kanne</text:span></text:p>
          </table:table-cell>
        </table:table-row>
        <table:table-row table:style-name="ro1">
          <table:table-cell/>
          <table:table-cell table:style-name="ce1"/>
          <table:table-cell/>
          <table:table-cell table:style-name="ce1"/>
        </table:table-row>
        <table:table-row table:style-name="ro1">
          <table:table-cell/>
          <table:table-cell table:style-name="ce1"/>
          <table:table-cell/>
          <table:table-cell table:style-name="ce4" office:value-type="string">
            <text:p>5. Pflanze gießen</text:p>
          </table:table-cell>
        </table:table-row>
        <table:table-row table:style-name="ro1">
          <table:table-cell/>
          <table:table-cell table:style-name="ce1"/>
          <table:table-cell/>
          <table:table-cell>
            <draw:custom-shape table:end-cell-address="'Sidequest 3'.D21" table:end-x="3.245cm" table:end-y="0.431cm" draw:z-index="2" draw:style-name="gr1" svg:width="0.447cm" svg:height="0.365cm" svg:x="2.798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table-cell table:style-name="ce2" office:value-type="string">
            <text:p>6a. <text:span text:style-name="T1">Kanne ist wieder leer</text:span></text:p>
          </table:table-cell>
          <table:table-cell table:style-name="ce3" office:value-type="string">
            <text:p>˄</text:p>
          </table:table-cell>
          <table:table-cell table:style-name="ce2" office:value-type="string">
            <text:p>6b. <text:span text:style-name="T1">Pflanze hat Wasser bekommen</text:span></text:p>
          </table:table-cell>
        </table:table-row>
        <table:table-row table:style-name="ro1" table:number-rows-repeated="2">
          <table:table-cell table:number-columns-repeated="4"/>
        </table:table-row>
        <table:table-row table:style-name="ro1">
          <table:table-cell table:number-columns-repeated="3"/>
          <table:table-cell table:style-name="ce5" office:value-type="string">
            <text:p>Schrittabfolge {3,4,5,6}=E1</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13.08.2016</text:date>, <text:time>13:26: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997cm"/>
    </style:style>
    <style:style style:name="co3" style:family="table-column">
      <style:table-column-properties fo:break-before="auto" style:column-width="0.351cm"/>
    </style:style>
    <style:style style:name="co4" style:family="table-column">
      <style:table-column-properties fo:break-before="auto" style:column-width="5.18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88cm solid #000000"/>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ext-properties style:font-name="Arial1"/>
    </style:style>
    <style:style style:name="gr1" style:family="graphic">
      <style:graphic-properties draw:fill-color="#000000" draw:textarea-horizontal-align="justify" draw:textarea-vertical-align="middle" draw:auto-grow-height="false" fo:min-height="0cm" fo:min-width="0cm"/>
    </style:style>
    <style:style style:name="T1" style:family="text">
      <style:text-properties style:font-name="Arial"/>
    </style:style>
    <style:style style:name="T2" style:family="text">
      <style:text-properties fo:font-weight="bold" style:font-weight-asian="bold" style:font-weight-complex="bold"/>
    </style:style>
  </office:automatic-styles>
  <office:body>
    <office:spreadsheet>
      <table:table table:name="Sidequest 3" table:style-name="ta1" table:print="false">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10"/>
        </table:table-row>
        <table:table-row table:style-name="ro2">
          <table:table-cell table:number-columns-repeated="7"/>
          <table:table-cell table:style-name="ce1" office:value-type="string">
            <text:p><text:span text:style-name="T1">7</text:span>a. E1 wird am Tag nicht ausgeführt</text:p>
          </table:table-cell>
          <table:table-cell table:style-name="ce3" office:value-type="string">
            <text:p>˅</text:p>
          </table:table-cell>
          <table:table-cell table:style-name="ce1" office:value-type="string">
            <text:p><text:span text:style-name="T1">7</text:span>b. E1 wird für Tag ausgeführt</text:p>
          </table:table-cell>
        </table:table-row>
        <table:table-row table:style-name="ro1">
          <table:table-cell table:number-columns-repeated="7"/>
          <table:table-cell>
            <draw:custom-shape table:end-cell-address="'Sidequest 3'.H17" table:end-x="3.15cm" table:end-y="0.431cm" draw:z-index="0" draw:style-name="gr1" svg:width="0.434cm" svg:height="0.365cm" svg:x="2.716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Sidequest 3'.J17" table:end-x="2.723cm" table:end-y="0.431cm" draw:z-index="1" draw:style-name="gr1" svg:width="0.375cm" svg:height="0.365cm" svg:x="2.348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number-columns-repeated="7"/>
          <table:table-cell table:style-name="ce2" office:value-type="string">
            <text:p><text:span text:style-name="T1">8</text:span>a. <text:span text:style-name="T2">-1 HP</text:span></text:p>
          </table:table-cell>
          <table:table-cell/>
          <table:table-cell table:style-name="ce2" office:value-type="string">
            <text:p><text:span text:style-name="T1">8</text:span>b. <text:span text:style-name="T2">+1 HP</text:span></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13.08.2016</text:date>, <text:time>13:36: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997cm"/>
    </style:style>
    <style:style style:name="co3" style:family="table-column">
      <style:table-column-properties fo:break-before="auto" style:column-width="0.351cm"/>
    </style:style>
    <style:style style:name="co4" style:family="table-column">
      <style:table-column-properties fo:break-before="auto" style:column-width="5.186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style>
  </office:automatic-styles>
  <office:body>
    <office:spreadsheet>
      <table:table table:name="Sidequest 3" table:style-name="ta1" table:print="false">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10"/>
        </table:table-row>
        <table:table-row table:style-name="ro1">
          <table:table-cell table:number-columns-repeated="7"/>
          <table:table-cell table:style-name="ce1" office:value-type="string">
            <text:p>5 HP</text:p>
          </table:table-cell>
          <table:table-cell office:value-type="string">
            <text:p>=</text:p>
          </table:table-cell>
          <table:table-cell office:value-type="string">
            <text:p>übergossen</text:p>
          </table:table-cell>
        </table:table-row>
        <table:table-row table:style-name="ro1">
          <table:table-cell table:number-columns-repeated="7"/>
          <table:table-cell table:style-name="ce1" office:value-type="string">
            <text:p>3 und 4 HP</text:p>
          </table:table-cell>
          <table:table-cell office:value-type="string">
            <text:p>=</text:p>
          </table:table-cell>
          <table:table-cell office:value-type="string">
            <text:p>normal</text:p>
          </table:table-cell>
        </table:table-row>
        <table:table-row table:style-name="ro1">
          <table:table-cell table:number-columns-repeated="7"/>
          <table:table-cell table:style-name="ce1" office:value-type="string">
            <text:p>2 HP</text:p>
          </table:table-cell>
          <table:table-cell office:value-type="string">
            <text:p>=</text:p>
          </table:table-cell>
          <table:table-cell office:value-type="string">
            <text:p>leicht vertrocknet</text:p>
          </table:table-cell>
        </table:table-row>
        <table:table-row table:style-name="ro1">
          <table:table-cell table:number-columns-repeated="7"/>
          <table:table-cell table:style-name="ce1" office:value-type="string">
            <text:p>1 HP</text:p>
          </table:table-cell>
          <table:table-cell office:value-type="string">
            <text:p>=</text:p>
          </table:table-cell>
          <table:table-cell office:value-type="string">
            <text:p>stark vertrocknet</text:p>
          </table:table-cell>
        </table:table-row>
        <table:table-row table:style-name="ro1">
          <table:table-cell table:number-columns-repeated="7"/>
          <table:table-cell table:style-name="ce1" office:value-type="string">
            <text:p>0 HP</text:p>
          </table:table-cell>
          <table:table-cell office:value-type="string">
            <text:p>=</text:p>
          </table:table-cell>
          <table:table-cell office:value-type="string">
            <text:p>tod</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13.08.2016</text:date>, <text:time>14:01:45</text:time></text:p>
        </style:region-right>
      </style:header>
      <style:header-left style:display="false"/>
      <style:footer>
        <text:p>Seite <text:page-number>1</text:page-number> / <text:page-count>99</text:page-count></text:p>
      </style:footer>
      <style:footer-left style:display="false"/>
    </style:master-page>
  </office:master-styles>
</office:document-styles>
</file>